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500000000C83219F6C7E893AB6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Tabla1" style:family="table">
      <style:table-properties style:width="11.899cm" style:rel-width="70%" fo:margin-top="0.4cm" fo:margin-bottom="0.4cm" table:align="center" style:may-break-between-rows="false" style:writing-mode="lr-tb"/>
    </style:style>
    <style:style style:name="Tabla1.A" style:family="table-column">
      <style:table-column-properties style:column-width="3.503cm" style:rel-column-width="1986*"/>
    </style:style>
    <style:style style:name="Tabla1.B" style:family="table-column">
      <style:table-column-properties style:column-width="8.396cm" style:rel-column-width="4759*"/>
    </style:style>
    <style:style style:name="Tabla1.A1" style:family="table-cell">
      <style:table-cell-properties style:vertical-align="middle" fo:padding="0cm" fo:border="none"/>
    </style:style>
    <style:style style:name="P1" style:family="paragraph" style:parent-style-name="Footer">
      <style:text-properties officeooo:rsid="000b2ba5" officeooo:paragraph-rsid="006ae128"/>
    </style:style>
    <style:style style:name="P2" style:family="paragraph" style:parent-style-name="Footer">
      <style:text-properties officeooo:rsid="002ec0d7" officeooo:paragraph-rsid="006ae128"/>
    </style:style>
    <style:style style:name="P3" style:family="paragraph" style:parent-style-name="Footer">
      <style:text-properties officeooo:paragraph-rsid="0037e73e"/>
    </style:style>
    <style:style style:name="P4" style:family="paragraph" style:parent-style-name="Footer">
      <style:text-properties officeooo:paragraph-rsid="00307e24"/>
    </style:style>
    <style:style style:name="P5" style:family="paragraph" style:parent-style-name="Aclaración">
      <style:text-properties officeooo:paragraph-rsid="003edf03"/>
    </style:style>
    <style:style style:name="P6" style:family="paragraph" style:parent-style-name="Amplificada">
      <style:text-properties officeooo:paragraph-rsid="0048fa6e"/>
    </style:style>
    <style:style style:name="P7" style:family="paragraph" style:parent-style-name="Footer">
      <style:text-properties officeooo:rsid="000b2ba5" officeooo:paragraph-rsid="00477b4b"/>
    </style:style>
    <style:style style:name="P8" style:family="paragraph" style:parent-style-name="Footer">
      <style:text-properties officeooo:rsid="002ec0d7" officeooo:paragraph-rsid="00477b4b"/>
    </style:style>
    <style:style style:name="P9" style:family="paragraph" style:parent-style-name="Heading_20_1">
      <style:text-properties officeooo:rsid="0036c34f" officeooo:paragraph-rsid="0036c34f"/>
    </style:style>
    <style:style style:name="P10" style:family="paragraph" style:parent-style-name="Heading_20_1">
      <style:text-properties officeooo:rsid="00386459" officeooo:paragraph-rsid="00386459"/>
    </style:style>
    <style:style style:name="P11" style:family="paragraph" style:parent-style-name="Heading_20_1">
      <style:text-properties officeooo:rsid="0045bc81" officeooo:paragraph-rsid="0045bc81"/>
    </style:style>
    <style:style style:name="P12" style:family="paragraph" style:parent-style-name="Heading_20_1">
      <style:text-properties officeooo:rsid="0046505b" officeooo:paragraph-rsid="0046505b"/>
    </style:style>
    <style:style style:name="P13" style:family="paragraph" style:parent-style-name="Heading_20_1">
      <style:text-properties officeooo:rsid="0047f252" officeooo:paragraph-rsid="0047f252"/>
    </style:style>
    <style:style style:name="P14" style:family="paragraph" style:parent-style-name="Heading_20_2">
      <style:text-properties officeooo:paragraph-rsid="00334557"/>
    </style:style>
    <style:style style:name="P15" style:family="paragraph" style:parent-style-name="Heading_20_2">
      <style:text-properties officeooo:rsid="0046505b" officeooo:paragraph-rsid="0046505b"/>
    </style:style>
    <style:style style:name="P16" style:family="paragraph" style:parent-style-name="Heading_20_2">
      <style:text-properties officeooo:paragraph-rsid="0048fa6e"/>
    </style:style>
    <style:style style:name="P17" style:family="paragraph" style:parent-style-name="Heading_20_2">
      <style:text-properties officeooo:rsid="003db28d" officeooo:paragraph-rsid="0048fa6e"/>
    </style:style>
    <style:style style:name="P18" style:family="paragraph" style:parent-style-name="Heading_20_3">
      <style:text-properties officeooo:paragraph-rsid="0048fa6e"/>
    </style:style>
    <style:style style:name="P19" style:family="paragraph" style:parent-style-name="List_20_Contents">
      <style:text-properties officeooo:paragraph-rsid="003a1a45"/>
    </style:style>
    <style:style style:name="P20" style:family="paragraph" style:parent-style-name="List_20_Contents">
      <style:text-properties officeooo:paragraph-rsid="003d12c0"/>
    </style:style>
    <style:style style:name="P21" style:family="paragraph" style:parent-style-name="List_20_Contents">
      <style:text-properties officeooo:paragraph-rsid="0046cb15"/>
    </style:style>
    <style:style style:name="P22" style:family="paragraph" style:parent-style-name="Source_20_Code">
      <style:text-properties officeooo:rsid="00344f50" officeooo:paragraph-rsid="00344f50"/>
    </style:style>
    <style:style style:name="P23" style:family="paragraph" style:parent-style-name="Source_20_Code">
      <style:text-properties officeooo:paragraph-rsid="0048fa6e"/>
    </style:style>
    <style:style style:name="P24" style:family="paragraph" style:parent-style-name="Source_20_Code">
      <style:text-properties officeooo:paragraph-rsid="00498436"/>
    </style:style>
    <style:style style:name="P25" style:family="paragraph" style:parent-style-name="Source_20_Code">
      <style:text-properties officeooo:paragraph-rsid="004c9ee3"/>
    </style:style>
    <style:style style:name="P26" style:family="paragraph" style:parent-style-name="Source_20_Code">
      <style:text-properties officeooo:paragraph-rsid="0053bbd2"/>
    </style:style>
    <style:style style:name="P27" style:family="paragraph" style:parent-style-name="Text_20_body">
      <style:text-properties officeooo:rsid="00334557" officeooo:paragraph-rsid="00334557"/>
    </style:style>
    <style:style style:name="P28" style:family="paragraph" style:parent-style-name="Text_20_body">
      <style:text-properties officeooo:rsid="00344f50" officeooo:paragraph-rsid="00344f50"/>
    </style:style>
    <style:style style:name="P29" style:family="paragraph" style:parent-style-name="Text_20_body">
      <style:text-properties officeooo:paragraph-rsid="00344f50"/>
    </style:style>
    <style:style style:name="P30" style:family="paragraph" style:parent-style-name="Text_20_body">
      <style:text-properties officeooo:rsid="00386459" officeooo:paragraph-rsid="00386459"/>
    </style:style>
    <style:style style:name="P31" style:family="paragraph" style:parent-style-name="Text_20_body">
      <style:text-properties officeooo:paragraph-rsid="00386459"/>
    </style:style>
    <style:style style:name="P32" style:family="paragraph" style:parent-style-name="Text_20_body">
      <style:text-properties officeooo:paragraph-rsid="003d12c0"/>
    </style:style>
    <style:style style:name="P33" style:family="paragraph" style:parent-style-name="Text_20_body">
      <style:text-properties officeooo:rsid="003edf03" officeooo:paragraph-rsid="0046505b"/>
    </style:style>
    <style:style style:name="P34" style:family="paragraph" style:parent-style-name="Text_20_body">
      <style:text-properties officeooo:paragraph-rsid="003edf03"/>
    </style:style>
    <style:style style:name="P35" style:family="paragraph" style:parent-style-name="Text_20_body">
      <style:text-properties officeooo:rsid="0042c9bc" officeooo:paragraph-rsid="0042c9bc"/>
    </style:style>
    <style:style style:name="P36" style:family="paragraph" style:parent-style-name="Text_20_body">
      <style:text-properties officeooo:rsid="004507d0" officeooo:paragraph-rsid="004507d0"/>
    </style:style>
    <style:style style:name="P37" style:family="paragraph" style:parent-style-name="Text_20_body">
      <style:text-properties officeooo:paragraph-rsid="0046505b"/>
    </style:style>
    <style:style style:name="P38" style:family="paragraph" style:parent-style-name="Text_20_body">
      <style:text-properties officeooo:rsid="0046505b" officeooo:paragraph-rsid="0046505b"/>
    </style:style>
    <style:style style:name="P39" style:family="paragraph" style:parent-style-name="Text_20_body">
      <style:text-properties officeooo:rsid="0046cb15" officeooo:paragraph-rsid="0046cb15"/>
    </style:style>
    <style:style style:name="P40" style:family="paragraph" style:parent-style-name="Text_20_body">
      <style:text-properties officeooo:paragraph-rsid="0047f252"/>
    </style:style>
    <style:style style:name="P41" style:family="paragraph" style:parent-style-name="Text_20_body">
      <style:text-properties officeooo:rsid="0048fa6e" officeooo:paragraph-rsid="0048fa6e"/>
    </style:style>
    <style:style style:name="P42" style:family="paragraph" style:parent-style-name="Text_20_body">
      <style:text-properties officeooo:paragraph-rsid="0048fa6e"/>
    </style:style>
    <style:style style:name="P43" style:family="paragraph" style:parent-style-name="Text_20_body">
      <style:text-properties officeooo:paragraph-rsid="00498436"/>
    </style:style>
    <style:style style:name="P44" style:family="paragraph" style:parent-style-name="Text_20_body">
      <style:text-properties officeooo:paragraph-rsid="004c9ee3"/>
    </style:style>
    <style:style style:name="P45" style:family="paragraph" style:parent-style-name="Text_20_body">
      <style:text-properties officeooo:paragraph-rsid="005120a6"/>
    </style:style>
    <style:style style:name="P46" style:family="paragraph" style:parent-style-name="Text_20_body">
      <style:text-properties officeooo:paragraph-rsid="0053bbd2"/>
    </style:style>
    <style:style style:name="T1" style:family="text">
      <style:text-properties style:font-name="Fabrikat" fo:font-size="13pt" style:font-size-asian="10.5pt"/>
    </style:style>
    <style:style style:name="T2" style:family="text">
      <style:text-properties style:font-name="Fabrikat" fo:font-size="13pt" officeooo:rsid="0017cc1f" style:font-size-asian="10.5pt"/>
    </style:style>
    <style:style style:name="T3" style:family="text">
      <style:text-properties style:font-name="Fabrikat" fo:font-size="13pt" officeooo:rsid="00176edb" style:font-size-asian="10.5pt"/>
    </style:style>
    <style:style style:name="T4" style:family="text">
      <style:text-properties style:font-name="Fabrikat" fo:font-size="13pt" officeooo:rsid="000b2ba5" style:font-size-asian="10.5pt"/>
    </style:style>
    <style:style style:name="T5" style:family="text">
      <style:text-properties style:font-name="Fabrikat" fo:font-size="13pt" officeooo:rsid="0012abe4" style:font-size-asian="10.5pt"/>
    </style:style>
    <style:style style:name="T6" style:family="text">
      <style:text-properties officeooo:rsid="003b54cc"/>
    </style:style>
    <style:style style:name="T7" style:family="text">
      <style:text-properties officeooo:rsid="0012abe4"/>
    </style:style>
    <style:style style:name="T8" style:family="text">
      <style:text-properties style:language-asian="zxx" style:country-asian="none" style:language-complex="zxx" style:country-complex="none"/>
    </style:style>
    <style:style style:name="T9" style:family="text">
      <style:text-properties officeooo:rsid="0017cc1f"/>
    </style:style>
    <style:style style:name="T10" style:family="text">
      <style:text-properties officeooo:rsid="0037e73e"/>
    </style:style>
    <style:style style:name="T11" style:family="text">
      <style:text-properties officeooo:rsid="006ae128"/>
    </style:style>
    <style:style style:name="T12" style:family="text">
      <style:text-properties officeooo:rsid="00334557"/>
    </style:style>
    <style:style style:name="T13" style:family="text">
      <style:text-properties officeooo:rsid="00344f50"/>
    </style:style>
    <style:style style:name="T14" style:family="text">
      <style:text-properties officeooo:rsid="00355e06"/>
    </style:style>
    <style:style style:name="T15" style:family="text">
      <style:text-properties officeooo:rsid="00355e06" fo:background-color="#f6f9d4" loext:char-shading-value="0"/>
    </style:style>
    <style:style style:name="T16" style:family="text">
      <style:text-properties fo:background-color="#f6f9d4" loext:char-shading-value="0"/>
    </style:style>
    <style:style style:name="T17" style:family="text">
      <style:text-properties officeooo:rsid="003b5026" fo:background-color="#f6f9d4" loext:char-shading-value="0"/>
    </style:style>
    <style:style style:name="T18" style:family="text">
      <style:text-properties officeooo:rsid="003d12c0" fo:background-color="#f6f9d4" loext:char-shading-value="0"/>
    </style:style>
    <style:style style:name="T19" style:family="text">
      <style:text-properties officeooo:rsid="0036c34f"/>
    </style:style>
    <style:style style:name="T20" style:family="text">
      <style:text-properties officeooo:rsid="00386459"/>
    </style:style>
    <style:style style:name="T21" style:family="text">
      <style:text-properties fo:font-style="italic"/>
    </style:style>
    <style:style style:name="T22" style:family="text">
      <style:text-properties officeooo:rsid="003a1a45"/>
    </style:style>
    <style:style style:name="T23" style:family="text">
      <style:text-properties officeooo:rsid="003b5026"/>
    </style:style>
    <style:style style:name="T24" style:family="text">
      <style:text-properties officeooo:rsid="003d12c0"/>
    </style:style>
    <style:style style:name="T25" style:family="text">
      <style:text-properties officeooo:rsid="003edf03"/>
    </style:style>
    <style:style style:name="T26" style:family="text">
      <style:text-properties officeooo:rsid="00405c19"/>
    </style:style>
    <style:style style:name="T27" style:family="text">
      <style:text-properties officeooo:rsid="0041f5ea"/>
    </style:style>
    <style:style style:name="T28" style:family="text">
      <style:text-properties officeooo:rsid="0042c9bc"/>
    </style:style>
    <style:style style:name="T29" style:family="text">
      <style:text-properties officeooo:rsid="0043aa9c"/>
    </style:style>
    <style:style style:name="T30" style:family="text">
      <style:text-properties officeooo:rsid="004507d0"/>
    </style:style>
    <style:style style:name="T31" style:family="text">
      <style:text-properties officeooo:rsid="0046505b"/>
    </style:style>
    <style:style style:name="T32" style:family="text">
      <style:text-properties officeooo:rsid="0046cb15"/>
    </style:style>
    <style:style style:name="T33" style:family="text">
      <style:text-properties officeooo:rsid="0047f252"/>
    </style:style>
    <style:style style:name="T34" style:family="text">
      <style:text-properties officeooo:rsid="0048fa6e"/>
    </style:style>
    <style:style style:name="T35" style:family="text">
      <style:text-properties officeooo:rsid="00498436"/>
    </style:style>
    <style:style style:name="T36" style:family="text">
      <style:text-properties officeooo:rsid="004bb3b6"/>
    </style:style>
    <style:style style:name="T37" style:family="text">
      <style:text-properties officeooo:rsid="004c9ee3"/>
    </style:style>
    <style:style style:name="T38" style:family="text">
      <style:text-properties officeooo:rsid="005011d6"/>
    </style:style>
    <style:style style:name="T39" style:family="text">
      <style:text-properties officeooo:rsid="005120a6"/>
    </style:style>
    <style:style style:name="T40" style:family="text">
      <style:text-properties officeooo:rsid="0053bbd2"/>
    </style:style>
    <style:style style:name="T41" style:family="text"/>
    <style:style style:name="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8">Guía de campo</text:span> <text:span text:style-name="Example">grep</text:span> <text:span text:style-name="T12">y </text:span><text:span text:style-name="Example"><text:span text:style-name="T12">sed</text:span></text:span></text:p>
      <text:p text:style-name="Subtitle">Y <text:span text:style-name="Emphasis">un poco</text:span> de expresiones regulares</text:p>
      <text:p text:style-name="Text_20_body">Autor: Martín René Vilugrón – mrvilugron@unrn.edu.ar</text:p>
      <text:p text:style-name="Text_20_body">Como siempre, podemos consultar con <text:span text:style-name="T12">los </text:span>manual<text:span text:style-name="T12">es autoritativos</text:span> <text:a xlink:type="simple" xlink:href="https://www.gnu.org/software/grep/manual/grep.html" text:style-name="Internet_20_link" text:visited-style-name="Visited_20_Internet_20_Link">https://www.gnu.org/software/grep/manual/grep.html</text:a></text:p>
      <text:p text:style-name="Text_20_body"><text:a xlink:type="simple" xlink:href="https://www.gnu.org/software/sed/manual/sed.html" text:style-name="Internet_20_link" text:visited-style-name="Visited_20_Internet_20_Link">https://www.gnu.org/software/sed/manual/sed.html</text:a> </text:p>
      <text:p text:style-name="Text_20_body">Pueden usar la herramienta <text:a xlink:type="simple" xlink:href="https://regexr.com/" text:style-name="Internet_20_link" text:visited-style-name="Visited_20_Internet_20_Link">https://regexr.com/</text:a> para probar las expresiones y obtener una ayuda visual más completa.</text:p>
      <text:p text:style-name="P37">Tengan en cuenta que existen múltiples dialectos de expresiones regulares por lo que va a ser necesario probar antes de usar.</text:p>
      <text:h text:style-name="P12" text:outline-level="1">¿Que es grep?</text:h>
      <text:p text:style-name="P37">Dado uno o más patrones, <text:span text:style-name="Example">grep</text:span> busca en los archivos de entrada las coincidencias con los patrones. Cuando encuentra una coincidencia en una línea, la copia a <text:span text:style-name="Example"><text:span text:style-name="T31">STDOUT</text:span></text:span> (por defecto), o produce cualquier otro tipo de salida que haya solicitado con las opciones.</text:p>
      <text:p text:style-name="P37">Aunque <text:span text:style-name="Example">grep</text:span> espera hacer la coincidencia en el texto, no tiene límites en la longitud de la línea de entrada, aparte de la memoria disponible, y puede coincidir con caracteres arbitrarios dentro de una línea. Si el último byte de un archivo de entrada no es una nueva línea, <text:span text:style-name="Example">grep</text:span> proporciona una de forma silenciosa. Dado que la nueva línea es también un separador para la lista de patrones, no hay forma de hacer coincidir caracteres de nueva línea en un texto. </text:p>
      <text:h text:style-name="P15" text:outline-level="2">Invocando la herramienta</text:h>
      <text:p text:style-name="Text_20_body">Entonces, si tenemos un archivo llamado <text:span text:style-name="Example">nombres.txt</text:span>:</text:p>
      <text:p text:style-name="Source_20_Code">$&gt; cat nombres.txt</text:p>
      <text:p text:style-name="P22">Sara</text:p>
      <text:p text:style-name="P22"><text:soft-page-break/>Miguel</text:p>
      <text:p text:style-name="P22">Juan</text:p>
      <text:p text:style-name="P22">Juan Pablo</text:p>
      <text:p text:style-name="P22">Esteban</text:p>
      <text:p text:style-name="P22">Cristina</text:p>
      <text:p text:style-name="Text_20_body"><text:span text:style-name="T12">P</text:span>odemos buscar dentro de la siguiente manera, <text:span text:style-name="T13">(en la siguiente sección se explica que es </text:span><text:span text:style-name="Example"><text:span text:style-name="T13">-F</text:span></text:span><text:span text:style-name="T13">)</text:span></text:p>
      <text:p text:style-name="Source_20_Code">$&gt; grep -<text:span text:style-name="T13">F Miguel</text:span> nombres.txt</text:p>
      <text:p text:style-name="Text_20_body"><text:span text:style-name="T12">Lo que nos </text:span>retorna una sola línea:</text:p>
      <text:p text:style-name="P22">Miguel</text:p>
      <text:p text:style-name="Text_20_body"><text:span text:style-name="T12">Aunque técnicamente no es necesario en este ejemplo, </text:span>también posible <text:span text:style-name="T12">buscar </text:span>vía <text:span text:style-name="Example">STDIN</text:span></text:p>
      <text:p text:style-name="Source_20_Code"><text:span text:style-name="T12">$&gt; </text:span>cat nombres.txt | grep -<text:span text:style-name="T13">F Miguel</text:span></text:p>
      <text:p text:style-name="Text_20_body"><text:span text:style-name="T12">Obteniendo </text:span>el mismo resultado:</text:p>
      <text:p text:style-name="P22">Miguel</text:p>
      <text:p text:style-name="P28">Lo potente y más difícil de controlar de <text:span text:style-name="Example">grep</text:span> está en buscar por coincidencias parciales.</text:p>
      <text:p text:style-name="P22">$&gt; grep -F Juan nombres.txt</text:p>
      <text:p text:style-name="P29"><text:span text:style-name="T13">Acá obtenemos dos resultados:</text:span></text:p>
      <text:p text:style-name="P22">Juan</text:p>
      <text:p text:style-name="P22">Juan Pablo</text:p>
      <text:p text:style-name="P28">Ya que la palabra “<text:span text:style-name="Example">Juan</text:span>” se encuentra en dos líneas.</text:p>
      <text:h text:style-name="P14" text:outline-level="2"><text:span text:style-name="T31">L</text:span><text:span text:style-name="T22">as o</text:span>pciones <text:span text:style-name="T31">más importantes</text:span></text:h>
      <text:p text:style-name="P27">El uso básico de la herramienta consiste en indicar la palabra o frase que queremos buscar:</text:p>
      <text:p text:style-name="Source_20_Code">$&gt; grep "frase a buscar" archivo</text:p>
      <text:p text:style-name="Text_20_body"><text:span text:style-name="T12">Tenemos una amplia variedad de opciones para utilizar, </text:span><text:span text:style-name="T13">esta no es una lista exhaustiva.</text:span></text:p>
      <text:list xml:id="list1489925302" text:style-name="List_20_1">
        <text:list-item>
          <text:p text:style-name="Viñeta_20_punto"><text:soft-page-break/><text:span text:style-name="Example">-i</text:span> :ignorar si es mayúscula o minúscula (“case insensitive”)<text:line-break/><text:span text:style-name="T12">Obtenemos la misma coincidencia con </text:span>“<text:span text:style-name="Example"><text:span text:style-name="T12">frase</text:span></text:span><text:span text:style-name="T12">” que con “</text:span><text:span text:style-name="Example"><text:span text:style-name="T12">FRASE</text:span></text:span><text:span text:style-name="T12">”</text:span></text:p>
        </text:list-item>
        <text:list-item>
          <text:p text:style-name="Viñeta_20_punto"><text:span text:style-name="Example">-v</text:span> :invertir la coincidencia, mostrando lo que no coincide.<text:line-break/><text:span text:style-name="T12">En el ejemplo anterior, obtenemos </text:span><text:span text:style-name="Strong_20_Emphasis"><text:span text:style-name="T12">toda</text:span></text:span><text:span text:style-name="T12"> la lista menos “</text:span><text:span text:style-name="Example"><text:span text:style-name="T12">John</text:span></text:span><text:span text:style-name="T12">”</text:span></text:p>
        </text:list-item>
        <text:list-item>
          <text:p text:style-name="Viñeta_20_punto"><text:span text:style-name="Example">-c</text:span> :muestra cuantas veces fue encontrado<text:line-break/><text:span text:style-name="T12">Obtenemos cuantas veces aparece la frase a buscar, en el ejemplo anterior, 1.</text:span></text:p>
        </text:list-item>
        <text:list-item>
          <text:p text:style-name="Viñeta_20_punto"><text:span text:style-name="Example">-F</text:span> :no usar expresiones regulares, interpretar literalmente el patrón.<text:line-break/><text:span text:style-name="T12">A continuación vamos a ver que </text:span><text:span text:style-name="T13">es</text:span><text:span text:style-name="T12"> esto </text:span><text:span text:style-name="T13">del patrón, pero es una forma de armar conjuntos de caracteres para buscar y es donde radica el poder de la herramienta.</text:span></text:p>
        </text:list-item>
        <text:list-item>
          <text:p text:style-name="Viñeta_20_punto"><text:span text:style-name="Example">-x</text:span> :solo coincidencias exactas<text:line-break/><text:span text:style-name="Example"><text:span text:style-name="T13">Juan</text:span></text:span><text:span text:style-name="T13"> no es lo mismo que </text:span><text:span text:style-name="Example"><text:span text:style-name="T13">Juan Pablo</text:span></text:span></text:p>
        </text:list-item>
        <text:list-item>
          <text:p text:style-name="Viñeta_20_punto"><text:span text:style-name="Example">-m número</text:span>:detener la búsqueda luego de <text:span text:style-name="Example">número</text:span> veces de ser encontrado.</text:p>
        </text:list-item>
        <text:list-item>
          <text:p text:style-name="Viñeta_20_punto"><text:span text:style-name="Example">-n</text:span> : mostrar el n<text:span text:style-name="T14">ú</text:span>mero de línea de la coincidencia.</text:p>
        </text:list-item>
        <text:list-item>
          <text:p text:style-name="Viñeta_20_punto"><text:span text:style-name="Example">-q</text:span> / <text:span text:style-name="Example">--</text:span><text:span text:style-name="Example"><text:span text:style-name="T14">quiet</text:span></text:span>: <text:span text:style-name="T14">Silencioso<text:line-break/>N</text:span>o <text:span text:style-name="T14">envía nada a </text:span><text:span text:style-name="Example"><text:span text:style-name="T14">STDOUT</text:span></text:span>, pero sale con estado <text:span text:style-name="Example">0</text:span> <text:span text:style-name="T14">en </text:span><text:span text:style-name="Example"><text:span text:style-name="T14">$?</text:span></text:span><text:span text:style-name="T14"> </text:span>si fue encontrado <text:span text:style-name="T14">y </text:span><text:span text:style-name="Example"><text:span text:style-name="T14">1</text:span></text:span><text:span text:style-name="T14"> si no.</text:span></text:p>
        </text:list-item>
        <text:list-item>
          <text:p text:style-name="Viñeta_20_punto"><text:span text:style-name="Example">-A líneas</text:span>: <text:span text:style-name="T14">Muestra contexto al agregar </text:span><text:span text:style-name="Example">líneas</text:span> antes de la coincidencia.</text:p>
        </text:list-item>
        <text:list-item>
          <text:p text:style-name="Viñeta_20_punto"><text:span text:style-name="Example">-B líneas</text:span>: Muestra contexto al agregar <text:span text:style-name="Example">líneas</text:span> después de la coincidencia.</text:p>
        </text:list-item>
        <text:list-item>
          <text:p text:style-name="Viñeta_20_punto"><text:span text:style-name="Example">-o</text:span> : mostrar solo lo que coincide de la línea.<text:line-break/><text:span text:style-name="T14">Si estamos buscando </text:span><text:span text:style-name="Example"><text:span text:style-name="T14">an</text:span></text:span><text:span text:style-name="T14"> en la lista de nombres, obtendremos dos coincidencias, un </text:span><text:span text:style-name="Example"><text:span text:style-name="T14">an</text:span></text:span><text:span text:style-name="T14"> por </text:span><text:span text:style-name="Example"><text:span text:style-name="T14">Ju</text:span></text:span><text:span text:style-name="Example"><text:span text:style-name="T15">an</text:span></text:span><text:span text:style-name="T14"> y otro </text:span><text:span text:style-name="Example"><text:span text:style-name="T14">an</text:span></text:span><text:span text:style-name="T14"> por </text:span><text:span text:style-name="Example"><text:span text:style-name="T14">Ju</text:span></text:span><text:span text:style-name="Example"><text:span text:style-name="T15">an</text:span></text:span><text:span text:style-name="Example"><text:span text:style-name="T14"> Pablo</text:span></text:span><text:span text:style-name="T14">.</text:span></text:p>
        </text:list-item>
        <text:list-item>
          <text:p text:style-name="Viñeta_20_punto"><text:span text:style-name="Example">-w</text:span> : encontrar coincidencias de la palabra completa rodeada de espacios</text:p>
        </text:list-item>
      </text:list>
      <text:h text:style-name="Heading_20_1" text:outline-level="1"><text:span text:style-name="T31">E</text:span>xpresiones regulares</text:h>
      <text:p text:style-name="Text_20_body">Además de buscar palabras exactas <text:span text:style-name="T14">(</text:span><text:span text:style-name="Example"><text:span text:style-name="T14">-F</text:span></text:span><text:span text:style-name="T14">)</text:span>, <text:span text:style-name="Example">grep</text:span> puede hacer uso de Expresiones Regulares, que <text:span text:style-name="T14">son</text:span> una forma de expresar patrones de texto.</text:p>
      <text:p text:style-name="Text_20_body">Las expresiones regulares se construyen de <text:span text:style-name="T31">manera</text:span> análoga a las expresiones aritméticas, utilizando varios operadores para combinar expresiones más pequeñas.</text:p>
      <text:p text:style-name="P37"><text:span text:style-name="T31">Y aunque los ejemplos a continuación emplean </text:span><text:span text:style-name="Example"><text:span text:style-name="T31">grep</text:span></text:span><text:span text:style-name="T31">, también aplican a </text:span><text:span text:style-name="Example"><text:span text:style-name="T31">sed</text:span></text:span><text:span text:style-name="T31"> y a un gran conjunto de herramientas como </text:span>editores de textos <text:span text:style-name="T31">y herramientas de oficina como </text:span>planillas de cálculo.</text:p>
      <text:h text:style-name="Heading_20_2" text:outline-level="2"><text:soft-page-break/>Componentes de una RegEx</text:h>
      <text:p text:style-name="P38">En las expresiones regulares, los caracteres '<text:span text:style-name="Example">.?*+{|()[\^$</text:span>' son caracteres especiales y tienen los usos que se describen a continuación. Todos los demás caracteres son caracteres ordinarios, y cada carácter ordinario es una expresión regular que coincide consigo misma. </text:p>
      <text:p text:style-name="P33">Como regla general, piensen en los patrones como una forma de expresar patrones sobre una sola línea o una fracción de una.</text:p>
      <text:h text:style-name="Heading_20_3" text:outline-level="3">Secuencia de escape</text:h>
      <text:p text:style-name="P34"><text:span text:style-name="Example">\</text:span> tomar literalmente el carácter siguiente, para separar los <text:span text:style-name="T25">símbolos</text:span> que se usan en la RegEx misma de lo que uno quiere expresar; para <text:span text:style-name="T25">buscar algo que necesite de un </text:span><text:span text:style-name="Example">\</text:span>, es necesario usar <text:span text:style-name="Example">\\</text:span> para evitar que la <text:span text:style-name="Example">\</text:span> sea tomada como <text:span text:style-name="T25">instrucción.</text:span></text:p>
      <text:p text:style-name="P34">El otro uso tiene que ver con la indicación de caracteres no directamente visibles, como tabuladores (<text:span text:style-name="Example">\t</text:span>), fines de línea; newline (<text:span text:style-name="Example">\n</text:span>), retorno de carro (<text:span text:style-name="Example">\r</text:span>), entre otros.</text:p>
      <text:p text:style-name="P34">Esto es conocido en Ingl<text:span text:style-name="T23">é</text:span>s como “Escape Sequence”. Tengan en cuenta que si es necesario que su patrón tenga coincidencias con cualquier carácter de esta lista, tendrá que ser “escapado” con <text:span text:style-name="Example">\</text:span>.</text:p>
      <text:h text:style-name="Heading_20_3" text:outline-level="3">Anclas:</text:h>
      <text:list xml:id="list125943934334384" text:continue-numbering="true" text:style-name="List_20_1">
        <text:list-item>
          <text:p text:style-name="Viñeta_20_punto"><text:span text:style-name="Example">^</text:span> :coincide al inicio de una l<text:span text:style-name="T23">í</text:span>nea<text:line-break/><text:span text:style-name="T23">En </text:span><text:span text:style-name="Example"><text:span text:style-name="T23">asa</text:span></text:span><text:span text:style-name="T23">: </text:span><text:span text:style-name="Example"><text:span text:style-name="T23">^a</text:span></text:span><text:span text:style-name="T23"> coincide con la primera </text:span><text:span text:style-name="Example"><text:span text:style-name="T23">a</text:span></text:span><text:span text:style-name="T23"> y no la segunda: </text:span><text:span text:style-name="Example"><text:span text:style-name="T17">a</text:span></text:span><text:span text:style-name="Example"><text:span text:style-name="T23">sa</text:span></text:span><text:span text:style-name="T23">.</text:span></text:p>
        </text:list-item>
        <text:list-item>
          <text:p text:style-name="Viñeta_20_punto"><text:span text:style-name="Example">$</text:span> :coincide al final de una l<text:span text:style-name="T23">í</text:span>nea<text:line-break/><text:span text:style-name="T23">En </text:span><text:span text:style-name="Example"><text:span text:style-name="T23">asa</text:span></text:span><text:span text:style-name="T23">: </text:span><text:span text:style-name="Example"><text:span text:style-name="T23">a$</text:span></text:span><text:span text:style-name="T23"> coincide con la segunda </text:span><text:span text:style-name="Example"><text:span text:style-name="T23">a</text:span></text:span><text:span text:style-name="T23"> y no la primera: </text:span><text:span text:style-name="Example">a</text:span><text:span text:style-name="Example"><text:span text:style-name="T23">s</text:span></text:span><text:span text:style-name="Example"><text:span text:style-name="T17">a</text:span></text:span><text:span text:style-name="T23">.</text:span></text:p>
        </text:list-item>
        <text:list-item>
          <text:p text:style-name="Viñeta_20_punto"><text:span text:style-name="Example">\b</text:span> :coincidencia en los l<text:span text:style-name="T23">í</text:span>mites de una palabra.<text:line-break/>En <text:span text:style-name="Example">pas</text:span><text:span text:style-name="Example"><text:span text:style-name="T16">a</text:span></text:span>, <text:span text:style-name="Example">a\b</text:span> coincide con la segunda <text:span text:style-name="Example">a</text:span>, no con la primera.</text:p>
        </text:list-item>
        <text:list-item>
          <text:p text:style-name="Viñeta_20_punto"><text:span text:style-name="Example">\B</text:span> :coincidencia interna en una palabra. <text:line-break/>En <text:span text:style-name="Example">m</text:span><text:span text:style-name="Example"><text:span text:style-name="T16">a</text:span></text:span><text:span text:style-name="Example">sa</text:span>, <text:span text:style-name="Example">a\B</text:span> coincide con la primera <text:span text:style-name="Example">a</text:span> y no con la segunda.</text:p>
        </text:list-item>
      </text:list>
      <text:h text:style-name="Heading_20_3" text:outline-level="3">Grupos de captura</text:h>
      <text:p text:style-name="List_20_Contents"><text:span text:style-name="Example">(</text:span> y <text:span text:style-name="Example">)</text:span> Esto crea un grupo que será usado repetir la búsqueda en otro lugar del patrón <text:span text:style-name="T25">que no necesariamente tiene que ser a continuación</text:span>. Como es posible crear mas de un grupo, estos se referencian por número, a partir del paréntesis más a la izquierda y van hacia la derecha. Es posible crear un grupo dentro de otro.</text:p>
      <text:p text:style-name="List_20_Contents"><text:soft-page-break/><text:span text:style-name="Example">\n</text:span> Siendo <text:span text:style-name="Example">n</text:span> el número del grupo de captura del <text:span text:style-name="Example">1</text:span> al <text:span text:style-name="Example">9</text:span>, al usarlo, estamos indicando que estamos buscando lo que se encontró en el patrón de captura <text:span text:style-name="T22">con anterioridad </text:span>en otro lugar.</text:p>
      <text:p text:style-name="Source_20_Code">$ echo baba | grep -E "(ba)\1"</text:p>
      <text:p text:style-name="Source_20_Code"><text:span text:style-name="T16">ba</text:span><text:span text:style-name="streams">ba</text:span></text:p>
      <text:p text:style-name="P32"><text:span text:style-name="T24">La primera </text:span><text:span text:style-name="T18">ba</text:span><text:span text:style-name="T24"> arma el grupo de captura y </text:span><text:span text:style-name="Example"><text:span text:style-name="T24">\1</text:span></text:span><text:span text:style-name="T24"> busca la misma coincidencia (</text:span><text:span text:style-name="streams"><text:span text:style-name="T24">ba</text:span></text:span><text:span text:style-name="T24">) a continuación.</text:span></text:p>
      <text:p text:style-name="P39">Si ven un error referido a que no hay una referencia, esto significa que el patrón capturado no obtuvo coincidencia.</text:p>
      <text:p text:style-name="P5"><text:span text:style-name="T24">Su uso requiere de la opción </text:span><text:span text:style-name="Example"><text:span text:style-name="T24">-E</text:span></text:span><text:span text:style-name="T24"> para activar las expresiones regulares extendidas. </text:span><text:span text:style-name="T25">O utilizar </text:span><text:span text:style-name="Example"><text:span text:style-name="T24">\</text:span></text:span><text:span text:style-name="Example"><text:span text:style-name="T25">(</text:span></text:span><text:span text:style-name="T25"> y </text:span><text:span text:style-name="Example"><text:span text:style-name="T24">\</text:span></text:span><text:span text:style-name="Example"><text:span text:style-name="T25">)</text:span></text:span><text:span text:style-name="T25">, </text:span><text:span text:style-name="T26">el ejemplo anterior quedaría </text:span><text:span text:style-name="Example"><text:span text:style-name="T26">\(ba\)\1</text:span></text:span><text:span text:style-name="T26">.</text:span></text:p>
      <text:h text:style-name="Heading_20_3" text:outline-level="3">Conjuntos</text:h>
      <text:p text:style-name="List_20_Contents"><text:span text:style-name="Example">[</text:span> <text:span text:style-name="Example">]</text:span>: conjunto de caracteres individuales; coinciden los caracteres individuales que están indicados.<text:line-break/>Por ejemplo: <text:span text:style-name="Example">[abcde]</text:span> coincide <text:span text:style-name="Example">a</text:span>, <text:span text:style-name="Example">b</text:span>, <text:span text:style-name="Example">c</text:span>, <text:span text:style-name="Example">d</text:span> y <text:span text:style-name="Example">e</text:span>.</text:p>
      <text:p text:style-name="List_20_Contents"><text:span text:style-name="Example">[^]</text:span> : negación de conjunto de caracteres; coinciden los caracteres que no están indicados.</text:p>
      <text:p text:style-name="List_20_Contents"><text:span text:style-name="Example">-</text:span> (guion): El guion indica rango en un conjunto de caracteres, por ejemplo <text:span text:style-name="Example">[a-e]</text:span> coincide <text:span text:style-name="Example">a</text:span>, <text:span text:style-name="Example">b</text:span>, <text:span text:style-name="Example">c</text:span>, <text:span text:style-name="Example">d</text:span> y <text:span text:style-name="Example">e</text:span>. <text:s/>(es posible combinarlo con la negación. Se pueden usar múltiples conjuntos con rango. <text:span text:style-name="Example">[a-cf-h]</text:span> para <text:span text:style-name="Example">a</text:span>, <text:span text:style-name="Example">b</text:span>, <text:span text:style-name="Example">c</text:span>, <text:span text:style-name="Example">f</text:span>, <text:span text:style-name="Example">g</text:span> y <text:span text:style-name="Example">h</text:span>.</text:p>
      <text:p text:style-name="P20"><text:span text:style-name="Example">.</text:span> :coincide con <text:span text:style-name="T24">un </text:span>carácter cualquier<text:span text:style-name="T24">a, </text:span>menos el de fin de linea.</text:p>
      <text:h text:style-name="Heading_20_3" text:outline-level="3">Cuantificadores y alternaciones</text:h>
      <text:p text:style-name="List_20_Contents"><text:span text:style-name="Example">+</text:span> :repite uno o m<text:span text:style-name="T22">á</text:span>s la coincidencia de lo inmediatamente a la izquierda.</text:p>
      <text:p text:style-name="P19"><text:span text:style-name="Example">*</text:span> :repite cero o m<text:span text:style-name="T22">á</text:span>s la coincidencia de lo inmediatamente a la izquierda.</text:p>
      <text:p text:style-name="List_20_Contents"><text:span text:style-name="Example">{x,y}</text:span> :coincide entre <text:span text:style-name="Example">x</text:span> e <text:span text:style-name="Example">y</text:span> veces lo inmediatamente a la izquierda. <text:span text:style-name="Example">A{1,3}</text:span> coincide <text:span text:style-name="Example">A</text:span>, <text:span text:style-name="Example">AA</text:span>, <text:span text:style-name="Example">AAA</text:span></text:p>
      <text:p text:style-name="List_20_Contents"><text:span text:style-name="Example">{x}</text:span> :coincide exactamente <text:span text:style-name="Example">x</text:span> veces lo inmediatamente a la izquierda. <text:span text:style-name="Example">A{3}</text:span> coincide <text:span text:style-name="Example">AAA</text:span></text:p>
      <text:p text:style-name="List_20_Contents"><text:span text:style-name="Example">{x,}</text:span> :coincide m<text:span text:style-name="T23">ás</text:span> de <text:span text:style-name="Example">x</text:span> veces lo inmediatamente a la izquierda. <text:span text:style-name="Example">A{1,}</text:span> coincide <text:span text:style-name="Example">A</text:span>, <text:span text:style-name="Example">AA</text:span>, <text:span text:style-name="Example">AAA</text:span>, <text:span text:style-name="Example">AAAA</text:span>, etc.</text:p>
      <text:p text:style-name="List_20_Contents"><text:span text:style-name="Example">|</text:span> : coincide uno <text:span text:style-name="Strong_20_Emphasis">u</text:span> otro; por ejemplo, <text:span text:style-name="Example">ab|ba</text:span> coincide <text:span text:style-name="Example">ab</text:span> o <text:span text:style-name="Example">ba</text:span>.</text:p>
      <text:h text:style-name="Heading_20_2" text:outline-level="2"><text:soft-page-break/>Conjuntos predefinidos</text:h>
      <text:p text:style-name="Text_20_body"><text:span text:style-name="T32">Estos conjuntos predefinidos son la extensión de </text:span><text:a xlink:type="simple" xlink:href="#2.1.4.Conjuntos|outline" text:style-name="Internet_20_link" text:visited-style-name="Visited_20_Internet_20_Link"><text:span text:style-name="T32">Conjuntos</text:span></text:a><text:span text:style-name="T32">.</text:span></text:p>
      <text:p text:style-name="List_20_Contents"><text:span text:style-name="Example">[[:alnum:]]</text:span>: cualquier carácter alfanumérico, equivale a <text:span text:style-name="Example">[a-zA-Z0-9]</text:span></text:p>
      <text:p text:style-name="List_20_Contents"><text:span text:style-name="Example">[[:alpha:]]</text:span>: cualquier carácter alfabético, <text:s/>equivale a <text:span text:style-name="Example">[a-zA-Z]</text:span></text:p>
      <text:p text:style-name="List_20_Contents"><text:span text:style-name="Example">[[:contrl:]]</text:span>: cualquier carácter de control</text:p>
      <text:p text:style-name="List_20_Contents"><text:span text:style-name="Example">[[:digit:]]</text:span>: cualquier número, equivale a <text:span text:style-name="Example">[0-9]</text:span></text:p>
      <text:p text:style-name="List_20_Contents"><text:span text:style-name="Example">[[:xdigit:]]</text:span>: cualquier número hexadecimal, equivale a <text:span text:style-name="Example">[0-9a-f]</text:span></text:p>
      <text:p text:style-name="List_20_Contents"><text:span text:style-name="Example">[[:lower:]]</text:span>: cualquier carácter en minúscula, equivale a <text:span text:style-name="Example">[a-z]</text:span></text:p>
      <text:p text:style-name="List_20_Contents"><text:span text:style-name="Example">[[:upper:]]</text:span>: cualquier carácter en mayúscula, equivale a <text:span text:style-name="Example">[A-Z]</text:span></text:p>
      <text:p text:style-name="List_20_Contents"><text:span text:style-name="Example">[[:print:]]</text:span>: cualquier carácter que se pueda imprimir.</text:p>
      <text:p text:style-name="P21"><text:span text:style-name="Example">[[:</text:span><text:span text:style-name="Example"><text:span text:style-name="T32">blank</text:span></text:span><text:span text:style-name="Example">:]]</text:span>: <text:span text:style-name="T32">Los caracteres de espacio y tabulacion.</text:span></text:p>
      <text:p text:style-name="List_20_Contents"><text:span text:style-name="Example">[[:space:]]</text:span>: cualquier carácter de espacio, incluyendo <text:span text:style-name="T27">saltos de línea</text:span>, tabuladores, espacios, ‘<text:span text:style-name="T32">form feed’</text:span> y otros.</text:p>
      <text:h text:style-name="P11" text:outline-level="1">Algunos ejemplos con <text:span text:style-name="Example">grep</text:span></text:h>
      <text:p text:style-name="Text_20_body">Con el archivo:</text:p>
      <text:p text:style-name="Source_20_Code">$&gt;cat archivo.txt</text:p>
      <text:p text:style-name="Text_20_body">Que contiene:</text:p>
      <text:p text:style-name="Source_20_Code">Stewart</text:p>
      <text:p text:style-name="Source_20_Code">Christina</text:p>
      <text:p text:style-name="Source_20_Code">- 441</text:p>
      <text:p text:style-name="Source_20_Code">&lt;a href="https://www.google.com"&gt;Google&lt;/a&gt;</text:p>
      <text:p text:style-name="Source_20_Code"><text:span text:style-name="Example"><text:s/></text:span>Jill</text:p>
      <text:p text:style-name="Source_20_Code">54r4h</text:p>
      <text:p text:style-name="Source_20_Code">Shazbot123</text:p>
      <text:p text:style-name="Source_20_Code">lll</text:p>
      <text:p text:style-name="Source_20_Code">221</text:p>
      <text:p text:style-name="Source_20_Code">Item 1, Item 2, Item 3</text:p>
      <text:p text:style-name="Source_20_Code">TABS<text:span text:style-name="streams"> <text:s text:c="3"/></text:span>TABS<text:span text:style-name="streams"> <text:s text:c="3"/></text:span>TABS</text:p>
      <text:p text:style-name="Amplificada"><text:soft-page-break/>!La última línea, tiene tabuladores, que a pesar de estar como espacios en el apunte, son un único carácter.<text:line-break/><text:span text:style-name="T28">Así como los otros resaltes en color, son para hacer visibles caracteres que son normalmente invisibles </text:span><text:span text:style-name="T29">y aquellos a los que tenemos que prestarle atención.</text:span></text:p>
      <text:h text:style-name="Heading_20_2" text:outline-level="2">Insensible a mayúsculas y minúsculas</text:h>
      <text:p text:style-name="Source_20_Code">$&gt;grep <text:span text:style-name="Strong_20_Emphasis">-i</text:span> jill archivo.txt</text:p>
      <text:p text:style-name="Text_20_body">obtenemos</text:p>
      <text:p text:style-name="Source_20_Code"><text:span text:style-name="Example"><text:s/></text:span>Jill</text:p>
      <text:h text:style-name="Heading_20_2" text:outline-level="2">Obteniendo lo que no coincide</text:h>
      <text:p text:style-name="Source_20_Code">$&gt;grep <text:span text:style-name="Example">-v</text:span> jill archivo.txt</text:p>
      <text:p text:style-name="Text_20_body">obtenemos</text:p>
      <text:p text:style-name="Source_20_Code">Stewart</text:p>
      <text:p text:style-name="Source_20_Code">Christina</text:p>
      <text:p text:style-name="Source_20_Code">- 441</text:p>
      <text:p text:style-name="Source_20_Code">&lt;a href="https://www.google.com"&gt;Google&lt;/a&gt;</text:p>
      <text:p text:style-name="Source_20_Code">54r4h</text:p>
      <text:p text:style-name="Source_20_Code">Shazbot123</text:p>
      <text:p text:style-name="Source_20_Code">lll</text:p>
      <text:p text:style-name="Source_20_Code">221</text:p>
      <text:p text:style-name="Source_20_Code">Item 1, Item 2, Item 3</text:p>
      <text:p text:style-name="Source_20_Code">TABS <text:s text:c="3"/>TABS <text:s text:c="3"/>TABS</text:p>
      <text:h text:style-name="Heading_20_2" text:outline-level="2">Buscando en varios archivos</text:h>
      <text:p text:style-name="Text_20_body">Podemos buscar en varios archivos simultáneamente, simplemente utilizamos un <text:span text:style-name="Example">glob</text:span> para indicar el grupo de archivos.</text:p>
      <text:p text:style-name="Source_20_Code">$&gt;grep -i password archivo<text:span text:style-name="Example">*</text:span>.txt</text:p>
      <text:p text:style-name="P35"><text:soft-page-break/>Esto nos mostrará algo como:</text:p>
      <text:p text:style-name="Source_20_Code"><text:span text:style-name="Example">archivo1.txt</text:span>: password</text:p>
      <text:p text:style-name="Source_20_Code">archivo2.txt: PASSword</text:p>
      <text:h text:style-name="Heading_20_2" text:outline-level="2">Buscar lineas que contengan números</text:h>
      <text:p text:style-name="Text_20_body">Acá podemos usar uno de los atajos de del conjunto <text:span text:style-name="Example">[:digit:]</text:span> predefinido.</text:p>
      <text:p text:style-name="Source_20_Code">$&gt;grep '[[:digit:]]' names.txt</text:p>
      <text:p text:style-name="Text_20_body">obtendremos</text:p>
      <text:p text:style-name="Source_20_Code"><text:s/>- 441</text:p>
      <text:p text:style-name="Source_20_Code">54r4h</text:p>
      <text:p text:style-name="Source_20_Code">Shazbot123</text:p>
      <text:p text:style-name="Source_20_Code">lll</text:p>
      <text:p text:style-name="Source_20_Code">221</text:p>
      <text:p text:style-name="Source_20_Code">Item 1, Item 2, Item 3</text:p>
      <text:p text:style-name="Amplificada">!<text:span text:style-name="T28">Un detalle muy importante es la cantidad de coincidencias obtenidas; por m</text:span><text:span text:style-name="T30">á</text:span><text:span text:style-name="T28">s de que la herramienta muestre las l</text:span><text:span text:style-name="T30">í</text:span><text:span text:style-name="T28">neas, la coincidencia es a cada número individual (</text:span><text:span text:style-name="Strong_20_Emphasis"><text:span text:style-name="T28">¡18 coincidencias!</text:span></text:span><text:span text:style-name="T28">).</text:span></text:p>
      <text:h text:style-name="Heading_20_2" text:outline-level="2">Buscar l<text:span text:style-name="T28">í</text:span>neas que comiencen con números</text:h>
      <text:p text:style-name="Text_20_body">Podemos expresar este patrón utilizando el ancla ‘inicio de l<text:span text:style-name="T28">í</text:span>nea’ ^ seguido del conjunto de dígitos</text:p>
      <text:p text:style-name="Source_20_Code">$&gt;grep '<text:span text:style-name="Example">^</text:span>[[:digit:]]' archivo.txt</text:p>
      <text:p text:style-name="Text_20_body">obtendremos</text:p>
      <text:p text:style-name="Source_20_Code">54r4h</text:p>
      <text:p text:style-name="Source_20_Code">221</text:p>
      <text:h text:style-name="Heading_20_2" text:outline-level="2"><text:soft-page-break/>Búsqueda exacta</text:h>
      <text:p text:style-name="Text_20_body">En este ejemplo, utilizamos un pipe para pasar un texto</text:p>
      <text:p text:style-name="Source_20_Code">$&gt;echo "Jason" | grep -x son</text:p>
      <text:p text:style-name="Text_20_body">Y no obtenemos nada, no hay coincidencias.</text:p>
      <text:p text:style-name="Source_20_Code"/>
      <text:h text:style-name="Heading_20_2" text:outline-level="2">Encontrar direcciones IP</text:h>
      <text:p text:style-name="Source_20_Code">$&gt;grep '[0-9]{1,3}.[0-9]{1,3}.[0-9]{1,3}.[0-9]{1,3}' direcciones.txt</text:p>
      <text:p text:style-name="Text_20_body">obtenemos</text:p>
      <text:p text:style-name="Source_20_Code">23.44.124.67</text:p>
      <text:p text:style-name="Source_20_Code">172.16.23.1</text:p>
      <text:p text:style-name="Source_20_Code">10.10.2.21</text:p>
      <text:h text:style-name="Heading_20_2" text:outline-level="2">Mostrar lineas alrededor de la coincidencias</text:h>
      <text:p text:style-name="Text_20_body">Podemos usar <text:span text:style-name="Example">-A</text:span> para las <text:span text:style-name="T30">que vengan a continuación</text:span></text:p>
      <text:p text:style-name="Source_20_Code">$&gt;grep <text:span text:style-name="Example">-A 2</text:span> tres numeros.txt</text:p>
      <text:p text:style-name="P36">Obteniendo</text:p>
      <text:p text:style-name="Source_20_Code">tres</text:p>
      <text:p text:style-name="Source_20_Code">cuatro</text:p>
      <text:p text:style-name="Source_20_Code">cinco</text:p>
      <text:p text:style-name="Text_20_body">También podemos usar <text:span text:style-name="Example">-B</text:span> para <text:span text:style-name="T30">mostrar lo que esta antes</text:span>, o <text:span text:style-name="Example">-C</text:span> para mostrar <text:span text:style-name="T30">lo que esta antes y después; las líneas que rodean la coincidencia.</text:span></text:p>
      <text:h text:style-name="P13" text:outline-level="1"><text:soft-page-break/><text:span text:style-name="Example">sed</text:span>, el filtro en el caño</text:h>
      <text:p text:style-name="P40"><text:span text:style-name="Example">sed</text:span> es un editor de <text:span text:style-name="T33">textos programable que podemos insertar en una secuencia de caños</text:span>. <text:span text:style-name="T33">La programación de las modificaciones pueden emplear expresiones regulares, permitiendo todo tipo de cambios en el texto, como separar en líneas, buscar y reemplazar.</text:span></text:p>
      <text:p text:style-name="P41">Esta herramienta puede ser usada para buscar sin modificar la salida, de la misma manera que <text:span text:style-name="Example">grep</text:span>, pero es preferible mantener todo lo más simple posible.</text:p>
      <text:p text:style-name="P41">La herramienta admite <text:span text:style-name="Emphasis">scripts</text:span> en su propio lenguaje y múltiples comandos para modificar archivos, aquí veremos solo lo básico.</text:p>
      <text:h text:style-name="P16" text:outline-level="2">El comando esencial: <text:span text:style-name="Example">s</text:span> para la sustitución</text:h>
      <text:p text:style-name="P42">El comando de sustitución cambia todas las ocurrencias de la expresión regular <text:span text:style-name="T34">con</text:span> un nuevo valor. Un ejemplo sencillo es cambiar <text:span text:style-name="Example"><text:span text:style-name="T34">dia</text:span></text:span> en el archivo <text:span text:style-name="Example"><text:span text:style-name="T34">viejo</text:span></text:span> por <text:span text:style-name="Example"><text:span text:style-name="T34">noche</text:span></text:span> en el archivo <text:span text:style-name="Example"><text:span text:style-name="T34">nuevo</text:span></text:span>: </text:p>
      <text:p text:style-name="P23"><text:span text:style-name="T34">$&gt; </text:span>sed s/<text:span text:style-name="T34">dia</text:span>/<text:span text:style-name="T34">noche</text:span>/ <text:span text:style-name="T34">viejo </text:span>&gt;<text:span text:style-name="T34">nuevo</text:span></text:p>
      <text:p text:style-name="P42">y para los que quieran probar esto</text:p>
      <text:p text:style-name="P23"><text:span text:style-name="T34">$&gt; </text:span>echo day | sed s/day/night/</text:p>
      <text:p text:style-name="P42">Esto dará como resultado <text:span text:style-name="Example">night</text:span>. </text:p>
      <text:p text:style-name="P6">!No puse comillas alrededor del argumento porque este ejemplo no las necesitaba. Sin embargo, te recomiendo que uses <text:span text:style-name="T34">siempre</text:span> comillas. <text:span text:style-name="T34">Cuando </text:span>el comando <text:span text:style-name="T34">es más complejo, es casi seguro que contendrá </text:span>caracteres <text:span text:style-name="T34">que la consola intentará interpretar.</text:span></text:p>
      <text:p text:style-name="P42">Usando comillas simples, sería</text:p>
      <text:p text:style-name="P25"><text:span text:style-name="T37">$&gt; </text:span>sed <text:span text:style-name="Example">'</text:span>s/día/noche/<text:span text:style-name="Example">'</text:span> &lt; <text:span text:style-name="T34">viejo</text:span> &gt; nuevo</text:p>
      <text:p text:style-name="P42"><text:soft-page-break/><text:span text:style-name="T34">Es importante remarcar que </text:span><text:span text:style-name="Example">sed</text:span> cambia exactamente lo que le <text:span text:style-name="T34">indiques, por lo que si </text:span>ejecut<text:span text:style-name="T34">á</text:span>s:</text:p>
      <text:p text:style-name="P23"><text:span text:style-name="T34">$&gt; </text:span>echo domingo | sed 's/<text:span text:style-name="T34">min</text:span>/<text:span text:style-name="T34">max</text:span>/'</text:p>
      <text:p text:style-name="P42">Esto mostraría la palabra <text:span text:style-name="Example"><text:span text:style-name="T34">do</text:span></text:span><text:span text:style-name="streams"><text:span text:style-name="T34">max</text:span></text:span><text:span text:style-name="Example"><text:span text:style-name="T34">go</text:span></text:span> porque sed encontró la cadena <text:span text:style-name="Example"><text:span text:style-name="T34">min</text:span></text:span> en la entrada.</text:p>
      <text:p text:style-name="P42">Otro concepto importante es que sed está <text:span text:style-name="Emphasis">orientado a trabajar con líneas</text:span>. Suponga que tiene el archivo de entrada</text:p>
      <text:p text:style-name="P23">one two three, one two three</text:p>
      <text:p text:style-name="P23">four three two one</text:p>
      <text:p text:style-name="P23">one hundred</text:p>
      <text:p text:style-name="P42">y ha utilizado el comando</text:p>
      <text:p text:style-name="P23"><text:span text:style-name="T34">$&gt; </text:span>sed 's/one/ONE/' &lt;file</text:p>
      <text:p text:style-name="P42">La salida sería</text:p>
      <text:p text:style-name="P23"><text:span text:style-name="Example">ONE</text:span> two three, <text:span text:style-name="streams">one</text:span> two three</text:p>
      <text:p text:style-name="P23">four three two <text:span text:style-name="Example">ONE</text:span></text:p>
      <text:p text:style-name="P23"><text:span text:style-name="Example">ONE</text:span> hundred</text:p>
      <text:p text:style-name="P42">Tenga en cuenta que esto cambió <text:span text:style-name="Example">one</text:span> a <text:span text:style-name="Example">ONE</text:span> una vez en cada línea. La primera línea tenía <text:span text:style-name="Example">uno</text:span> dos veces, pero sólo se cambió la primera ocurrencia. Este es el comportamiento por defecto. Si quiere algo diferente, tendrá que usar algunas de las opciones que están disponibles. Las explicaré más adelante.</text:p>
      <text:p text:style-name="P42">Así que continuemos.</text:p>
      <text:p text:style-name="P42">Hay cuatro partes en este comando de sustitución:</text:p>
      <table:table table:name="Tabla1" table:style-name="Tabla1">
        <table:table-column table:style-name="Tabla1.A"/>
        <table:table-column table:style-name="Tabla1.B"/>
        <text:soft-page-break/>
        <table:table-row table:style-name="TableLine1992667464352">
          <table:table-cell table:style-name="Tabla1.A1" table:number-columns-spanned="2" office:value-type="string">
            <text:p text:style-name="P23">s/one/ONE/</text:p>
          </table:table-cell>
          <table:covered-table-cell/>
        </table:table-row>
        <table:table-row table:style-name="TableLine1992667465216">
          <table:table-cell table:style-name="Tabla1.A1" office:value-type="string">
            <text:p text:style-name="P23">s</text:p>
          </table:table-cell>
          <table:table-cell table:style-name="Tabla1.A1" office:value-type="string">
            <text:p text:style-name="P42">Comando de sustitución</text:p>
          </table:table-cell>
        </table:table-row>
        <table:table-row table:style-name="TableLine1992301779904">
          <table:table-cell table:style-name="Tabla1.A1" office:value-type="string">
            <text:p text:style-name="P23"><text:span text:style-name="Example">/</text:span>..<text:span text:style-name="Example">/</text:span>..<text:span text:style-name="Example">/</text:span></text:p>
          </table:table-cell>
          <table:table-cell table:style-name="Tabla1.A1" office:value-type="string">
            <text:p text:style-name="P42">Delimitadores</text:p>
          </table:table-cell>
        </table:table-row>
        <table:table-row table:style-name="TableLine1990719596912">
          <table:table-cell table:style-name="Tabla1.A1" office:value-type="string">
            <text:p text:style-name="P23">one</text:p>
          </table:table-cell>
          <table:table-cell table:style-name="Tabla1.A1" office:value-type="string">
            <text:p text:style-name="P42">Patrón de Expresión Regular Patrón de Búsqueda</text:p>
          </table:table-cell>
        </table:table-row>
        <table:table-row table:style-name="TableLine1992660986432">
          <table:table-cell table:style-name="Tabla1.A1" office:value-type="string">
            <text:p text:style-name="P23">ONE</text:p>
          </table:table-cell>
          <table:table-cell table:style-name="Tabla1.A1" office:value-type="string">
            <text:p text:style-name="P42">Cadena de sustitución</text:p>
          </table:table-cell>
        </table:table-row>
      </table:table>
      <text:p text:style-name="P42">El patrón de búsqueda está en la parte izquierda y la cadena de sustitución está en la parte derecha.</text:p>
      <text:p text:style-name="P42">Hemos cubierto las comillas y las expresiones regulares. Eso <text:span text:style-name="T35">ya </text:span>es el 90% del esfuerzo necesario para aprender el comando de sustitución. Para decirlo de otra manera, usted ya sabe cómo manejar el 90% de los usos más frecuentes de sed. Hay unos ... pocos puntos finos que cualquier futuro experto en sed debería conocer.</text:p>
      <text:h text:style-name="P16" text:outline-level="2">La barra inclinada como delimitador</text:h>
      <text:p text:style-name="P42">El carácter que sigue a la <text:span text:style-name="Example">s</text:span> es el delimitador. Es convencionalmente una barra, porque es lo que usan <text:span text:style-name="Example">ed</text:span>, <text:span text:style-name="Example">more</text:span> y <text:span text:style-name="Example">vi</text:span>. Sin embargo, puede ser cualquier cosa que desee. Si quiere cambiar un nombre de ruta que contiene una barra - digamos <text:span text:style-name="Example">/usr/local/bin</text:span> a <text:span text:style-name="Example">/common/bin</text:span> - puede usar la barra invertida para citar la barra:</text:p>
      <text:p text:style-name="P25"><text:span text:style-name="T37">$&gt; </text:span>sed 's/\/usr\/local\/bin/\/common\/bin/' &lt;<text:span text:style-name="T35">viejo</text:span> &gt;n<text:span text:style-name="T35">uevo</text:span></text:p>
      <text:p text:style-name="P42">Gulp. Algunos llaman a esto 'Picket Fence' y es feo. Es más fácil de leer si utiliza un subrayado en lugar de una barra como delimitador:</text:p>
      <text:p text:style-name="P25"><text:span text:style-name="T37">$&gt; </text:span>sed 's<text:span text:style-name="streams">_</text:span>/usr/local/bin<text:span text:style-name="streams">_</text:span>/common/bin<text:span text:style-name="streams">_</text:span>' &lt;<text:span text:style-name="T35">viejo</text:span> &gt;n<text:span text:style-name="T35">uevo</text:span></text:p>
      <text:p text:style-name="P42">Algunos utilizan dos puntos:</text:p>
      <text:p text:style-name="P25"><text:span text:style-name="T37">$&gt; </text:span>sed 's<text:span text:style-name="streams">:</text:span>/usr/local/bin<text:span text:style-name="streams">:</text:span>/common/bin<text:span text:style-name="streams">:</text:span>' &lt;<text:span text:style-name="T35">viejo</text:span> &gt;n<text:span text:style-name="T35">uevo</text:span></text:p>
      <text:p text:style-name="P42"><text:soft-page-break/>Otros utilizan el carácter "<text:span text:style-name="Example">|</text:span>".</text:p>
      <text:p text:style-name="P24">sed 's<text:span text:style-name="Example">|</text:span>/usr/local/bin<text:span text:style-name="Example">|</text:span>/common/bin<text:span text:style-name="Example">|</text:span>' &lt;<text:span text:style-name="T35">viejo</text:span> &gt;n<text:span text:style-name="T35">uevo</text:span></text:p>
      <text:p text:style-name="P43">Elige uno que te guste. <text:span text:style-name="Strong_20_Emphasis">Mientras no esté en la cadena que buscas, todo vale.</text:span> Y recuerda que necesitas tres delimitadores. Si obtienes un <text:span text:style-name="Example">"unterminated `s' command"</text:span> es porque te falta <text:span text:style-name="T35">uno.</text:span></text:p>
      <text:h text:style-name="P16" text:outline-level="2">Usar &amp; como cadena de coincidencia</text:h>
      <text:p text:style-name="P42">A veces se quiere buscar un patrón y añadir algunos caracteres, como paréntesis, alrededor o cerca del patrón encontrado. Es fácil hacer esto si está buscando una cadena en particular:</text:p>
      <text:p text:style-name="P25"><text:span text:style-name="T37">$&gt; </text:span>sed 's/abc/(abc)/' &lt;<text:span text:style-name="T35">viejo</text:span> &gt;n<text:span text:style-name="T35">uevo</text:span></text:p>
      <text:p text:style-name="P42">Esto no funcionará si no sabes exactamente lo que vas a encontrar. ¿Cómo puede poner la cadena que ha encontrado en la cadena de reemplazo si no sabe lo que es?</text:p>
      <text:p text:style-name="P42">La solución requiere el carácter especial "<text:span text:style-name="Example">&amp;</text:span>". Corresponde al patrón encontrado.</text:p>
      <text:p text:style-name="P25"><text:span text:style-name="T37">$&gt; </text:span>sed 's/[a-z]*/(<text:span text:style-name="Example">&amp;</text:span>)/' &lt;<text:span text:style-name="T35">viejo</text:span> &gt;n<text:span text:style-name="T35">uevo</text:span></text:p>
      <text:p text:style-name="P42">Puede tener cualquier número de "<text:span text:style-name="Example">&amp;</text:span>" en la cadena de sustitución. También puede duplicar un patrón, por ejemplo, el primer número de una línea:</text:p>
      <text:p text:style-name="P25"><text:span text:style-name="T37">$&gt;</text:span> echo "123 abc" | sed 's/[0-9]*/<text:span text:style-name="Example">&amp; &amp;</text:span>/'</text:p>
      <text:p text:style-name="P23">123 123 abc</text:p>
      <text:p text:style-name="P44"><text:span text:style-name="T37">En sed, las búsquedas tienen que ser tan precisas como la modificación, por lo que es necesario establecer límites exactos a las coincidencias, limitando la “codicia” de la expresión.</text:span></text:p>
      <text:p text:style-name="P44">Permítame modificar ligeramente este ejemplo. Sed coincidirá con la primera cadena, y la hará lo más codiciosa posible. Lo explicaré más adelante. Si no quiere que sea tan codicioso (es decir, que limite las coincidencias), necesita poner restricciones a la coincidencia.</text:p>
      <text:p text:style-name="P42">La primera coincidencia para <text:span text:style-name="Example">[0-9]*</text:span> es el primer carácter de la línea, ya que coincide con cero o más números. Así que si la entrada fuera <text:span text:style-name="Example">abc 123</text:span> la salida no cambiaría (bueno, excepto por un espacio antes de las letras). Una mejor manera de duplicar el número es asegurarse de que coincide con un número:</text:p>
      <text:p text:style-name="P25"><text:soft-page-break/><text:span text:style-name="T37">$&gt;</text:span> echo "123 abc" | sed 's/[0-9][0-9]*/&amp; &amp;/'</text:p>
      <text:p text:style-name="P23">123 123 abc</text:p>
      <text:p text:style-name="P42">La cadena <text:span text:style-name="Example">abc</text:span> no se ha modificado, porque no ha sido igualada por la expresión regular. Si quiere eliminar <text:span text:style-name="Example">abc</text:span> de la salida, debe ampliar la expresión regular para que coincida con el resto de la línea y excluir explícitamente parte de la expresión utilizando <text:span text:style-name="Example">(</text:span>, <text:span text:style-name="Example">)</text:span> y <text:span text:style-name="Example">\1</text:span>, que es lo que viene a continuación.</text:p>
      <text:h text:style-name="P16" text:outline-level="2">Expresiones regulares extendidas</text:h>
      <text:p text:style-name="P42">Quisiera añadir un comentario rápido aquí porque hay otra forma de escribir el script anterior. <text:span text:style-name="Example">[0-9]*</text:span> coincide con cero o más números. <text:span text:style-name="Example">[0-9][0-9]*</text:span> coincide con uno o más números. Otra forma de hacer esto es usar el metacarácter <text:span text:style-name="Example">+</text:span> y usar el patrón <text:span text:style-name="Example">[0-9]+</text:span>, ya que el <text:span text:style-name="Example">+</text:span> es un carácter especial cuando se usan "expresiones regulares extendidas". <text:span text:style-name="T36">Estas poseen una mayor </text:span>potencia, pero los scripts sed que trataran el <text:span text:style-name="Example">+</text:span> como un carácter normal se romperían. Por lo tanto, debe habilitar explícitamente esta extensión con una opción de línea de comandos.</text:p>
      <text:p text:style-name="P42">GNU sed activa esta característica si se utiliza la opción de línea de comandos <text:span text:style-name="Example">-r</text:span>. Así que lo anterior también podría escribirse usando</text:p>
      <text:p text:style-name="P23"><text:span text:style-name="T37">$&gt;</text:span> echo "123 abc" | sed -r 's/[0-9]+/&amp; &amp;/'</text:p>
      <text:p text:style-name="P23">123 123 abc</text:p>
      <text:h text:style-name="P16" text:outline-level="2">Uso de \1 para mantener parte del patrón</text:h>
      <text:p text:style-name="P42"><text:span text:style-name="T37">En sed podemos utilizar </text:span><text:a xlink:type="simple" xlink:href="#2.1.3.Grupos de captura|outline" text:style-name="Internet_20_link" text:visited-style-name="Visited_20_Internet_20_Link"><text:span text:style-name="T37">Grupos de captura</text:span></text:a> <text:span text:style-name="T37">para conservar una parte de la coincidencia de la expresión regular, en donde e</text:span>l <text:span text:style-name="Example">\1</text:span> es el primer patrón recordado, y el <text:span text:style-name="Example">\2</text:span> es el segundo patrón recordado. Sed tiene hasta nueve patrones recordados.</text:p>
      <text:p text:style-name="P42">Si quiere mantener la primera palabra de una línea, y borrar el resto de la línea, marque la parte importante con el paréntesis:</text:p>
      <text:p text:style-name="P25"><text:span text:style-name="T37">$&gt; </text:span>sed 's/\([a-z]*\).*/\1/'</text:p>
      <text:p text:style-name="P42">Debería explicar esto con más detalle. Las expresiones regulares son codiciosas, e intentan coincidir con todo lo posible. La expresión regular <text:span text:style-name="Example">[a-z]*</text:span> coincide con cero o más letras minúsculas, e intenta coincidir con el mayor número de caracteres posible. El <text:span text:style-name="Example">.*</text:span> coincide con <text:soft-page-break/>cero o más caracteres después de la primera coincidencia. Dado que la primera coge todas las letras minúsculas contiguas, la segunda coincide con cualquier otra cosa. Por lo tanto, si escribe</text:p>
      <text:p text:style-name="P25"><text:span text:style-name="T37">$&gt; </text:span>echo abcd123 | sed 's/\([a-z]*\).*/\1/'</text:p>
      <text:p text:style-name="P42">Esto mostrará <text:span text:style-name="Example">abcd</text:span> y borrará los números.</text:p>
      <text:p text:style-name="P42">Si quiere cambiar dos palabras, puede recordar dos patrones y cambiar el orden</text:p>
      <text:p text:style-name="P25"><text:span text:style-name="T37">$&gt; </text:span>sed 's/\([a-z]*\\) \([a-z]*\)/\2 \1/'</text:p>
      <text:p text:style-name="P42">Observe el espacio entre los dos patrones recordados. Esto se utiliza para asegurarse de que se encuentran dos palabras. Sin embargo, esto no hará nada si se encuentra una sola palabra, o cualquier línea sin letras. Puede insistir en que las palabras tengan al menos una letra utilizando</text:p>
      <text:p text:style-name="P25"><text:span text:style-name="T37">$&gt; </text:span>sed 's/\([a-z][a-z]*\) \([a-z][a-z]*\)/\2 \1/'</text:p>
      <text:p text:style-name="P42">o utilizando expresiones regulares extendidas (tenga en cuenta que <text:span text:style-name="Example">(</text:span> y <text:span text:style-name="Example">)</text:span> ya no necesitan tener una barra invertida):</text:p>
      <text:p text:style-name="P25"><text:span text:style-name="T37">$&gt; </text:span>sed -r 's/([a-z]+) ([a-z]+)/\2 \1/' # Usando GNU sed</text:p>
      <text:p text:style-name="P42">El <text:span text:style-name="Example">\1</text:span> no tiene que estar en la cadena de sustitución (en la parte derecha). Puede estar en el patrón que está buscando (en la parte izquierda). Si quiere eliminar las palabras duplicadas, puede probar</text:p>
      <text:p text:style-name="P25"><text:span text:style-name="T37">$&gt; </text:span>sed 's/\([a-z]*\\) \1/\1/'</text:p>
      <text:p text:style-name="P42">Si quiere detectar palabras duplicadas, puede utilizar</text:p>
      <text:p text:style-name="P25"><text:span text:style-name="T37">$&gt; </text:span>sed -n '/\([a-z][a-z]*\) \1/p'</text:p>
      <text:p text:style-name="P42">o con expresiones regulares extendidas</text:p>
      <text:p text:style-name="P25"><text:span text:style-name="T37">$&gt; </text:span>sed -rn '/([a-z]+) \1/p'</text:p>
      <text:p text:style-name="P42">Esto, cuando se usa como filtro, imprimirá las líneas con palabras duplicadas.</text:p>
      <text:p text:style-name="P42"><text:soft-page-break/>El valor numérico puede tener hasta nueve valores: <text:span text:style-name="Example">\1</text:span> a <text:span text:style-name="Example">\9</text:span>. Si desea invertir los tres primeros caracteres de una línea, puede utilizar</text:p>
      <text:p text:style-name="P23">sed 's/^\(.\)\(.\)\(.\)/\3\2\1/'</text:p>
      <text:h text:style-name="P17" text:outline-level="2">Indicadores del patrón Sed</text:h>
      <text:p text:style-name="P42">Puede añadir banderas adicionales después del último delimitador. Habrás notado que usé una '<text:span text:style-name="Example">p</text:span>' al final del comando sustituto anterior. También añadí la opción '<text:span text:style-name="Example">-n</text:span>'. <text:span text:style-name="T38">P</text:span>rimero cubri<text:span text:style-name="T38">remos</text:span> la '<text:span text:style-name="Example">p</text:span>' y otras banderas de patrón. Estas banderas pueden especificar lo que sucede cuando se encuentra una coincidencia.</text:p>
      <text:h text:style-name="P18" text:outline-level="3">/g - Reemplazo global</text:h>
      <text:p text:style-name="P45">La mayoría de las utilidades de UNIX trabajan sobre archivos, leyendo una línea a la vez. Sed, por defecto, es de la misma manera. Si le dice que cambie una palabra, sólo cambiará la primera ocurrencia de la palabra en una línea. Usted puede querer hacer el cambio en cada palabra de la línea en lugar de la primera. </text:p>
      <text:p text:style-name="P45">Por ejemplo, pongamos paréntesis alrededor de las palabras de una línea. En lugar de usar un patrón como "<text:span text:style-name="Example">[A-Za-z]*</text:span>" que no coincidirá con palabras como "no", usaremos un patrón, "<text:span text:style-name="Example">[^ ]*</text:span>", que coincide con todo excepto con un espacio. Bueno, esto también coincidirá con cualquier cosa porque "<text:span text:style-name="Example">*</text:span>" significa cero o más.</text:p>
      <text:p text:style-name="P45">Como solución, hay que evitar que la cadena nula coincida con la bandera "<text:span text:style-name="Example">g</text:span>" de sed. Un ejemplo de solución es: "<text:span text:style-name="Example">[^ ][^ ]*.</text:span>" Lo siguiente pondrá paréntesis alrededor de la primera palabra:</text:p>
      <text:p text:style-name="P23">sed 's/[^ ]*/(&amp;)/' &lt;antiguo &gt;nuevo</text:p>
      <text:p text:style-name="P42">Si quiere que haga cambios para cada palabra, añada una "<text:span text:style-name="Example">g</text:span>" después del último delimitador y utilice la solución</text:p>
      <text:p text:style-name="P23">sed 's/[^ ][^ ]*/(&amp;)/g' &lt;viejo &gt;nuevo</text:p>
      <text:h text:style-name="P18" text:outline-level="3"><text:soft-page-break/>¿<text:span text:style-name="Example">Sed</text:span> es recursivo?</text:h>
      <text:p text:style-name="P42"><text:span text:style-name="Example">Sed</text:span> sólo opera sobre los patrones encontrados en los datos de entrada. Es decir, se lee la línea de entrada, y cuando se encuentra un patrón, se genera la salida modificada, y se escanea el resto de la línea de entrada. El comando <text:span text:style-name="Example">s</text:span> no escanea la salida recién creada. Es decir, no tiene que preocuparse por expresiones como</text:p>
      <text:p text:style-name="P23"><text:span text:style-name="T39">$&gt; </text:span>sed 's/<text:span text:style-name="T40">lazo</text:span>/<text:span text:style-name="T40">lazo del lazo</text:span>/g' &lt;<text:span text:style-name="T39">viejo</text:span> &gt;n<text:span text:style-name="T39">uevo</text:span></text:p>
      <text:p text:style-name="P42">Esto no causará un bucle infinito. Si se ejecuta un segundo comando <text:span text:style-name="Example">s</text:span>, podría modificar los resultados de un comando anterior.</text:p>
      <text:h text:style-name="P18" text:outline-level="3">/1, /2, etc. Especificación de la ocurrencia</text:h>
      <text:p text:style-name="P42">Sin banderas, se modifica la primera sustitución coincidente. Con la opción "<text:span text:style-name="Example">g</text:span>", se modifican todas las coincidencias. Si quiere modificar un patrón en particular que no es el primero de la línea, puede usar <text:span text:style-name="Example">\(</text:span> y <text:span text:style-name="Example">\)</text:span> para marcar cada patrón, y usar <text:span text:style-name="Example">\1</text:span> para poner el primer patrón sin cambios. El siguiente ejemplo mantiene la primera palabra en la línea, pero borra la segunda:</text:p>
      <text:p text:style-name="P26"><text:span text:style-name="T39">$&gt; </text:span>sed 's/\([a-zA-Z]*\) \([a-zA-Z]*\) /\1 /' &lt;<text:span text:style-name="T39">viejo</text:span> &gt;n<text:span text:style-name="T39">uevo</text:span></text:p>
      <text:p text:style-name="P42">Qué asco. Hay una manera más fácil de hacer esto. Puedes añadir un número después del comando de sustitución para indicar que sólo quieres que coincida con ese patrón en particular. Por ejemplo:</text:p>
      <text:p text:style-name="P26"><text:span text:style-name="T39">$&gt; </text:span>sed 's/[a-zA-Z]* //2' &lt;<text:span text:style-name="T39">viejo</text:span> &gt;n<text:span text:style-name="T39">uevo</text:span></text:p>
      <text:p text:style-name="P42">Puedes combinar un número con la bandera <text:span text:style-name="Example">g</text:span> (global). Por ejemplo, si quiere dejar la primera palabra, pero cambiar la segunda, tercera, etc. para que sean BORRADAS, utilice <text:span text:style-name="Example">/2g</text:span>:</text:p>
      <text:p text:style-name="P26"><text:span text:style-name="T39">$&gt; </text:span>sed 's/[a-zA-Z]* /<text:span text:style-name="T40">BORRADAS</text:span> /2g' &lt;<text:span text:style-name="T39">viejo</text:span> &gt;n<text:span text:style-name="T39">uevo</text:span></text:p>
      <text:p text:style-name="P42">No confun<text:span text:style-name="T40">dir</text:span> <text:span text:style-name="Example">/2</text:span> y <text:span text:style-name="Example">\2.</text:span> El <text:span text:style-name="Example">/2</text:span> se utiliza al final. El <text:span text:style-name="Example">\2</text:span> se usa dentro del campo de reemplazo.</text:p>
      <text:p text:style-name="P26"><text:span text:style-name="T40">$&gt; </text:span>sed 's/[^ ]*//2' &lt;<text:span text:style-name="T39">viejo</text:span> &gt;n<text:span text:style-name="T39">uevo</text:span></text:p>
      <text:p text:style-name="P42">pero esto también se come CPU. Si esto funciona en tu ordenador, y lo hace en algunos sistemas UNIX, podrías eliminar la contraseña encriptada del archivo de contraseñas:</text:p>
      <text:p text:style-name="P23"><text:soft-page-break/>sed 's/[^:]*//2' &lt;/etc/passwd &gt;/etc/password.new</text:p>
      <text:p text:style-name="P42">Pero esto no me funcionó la vez que escribí esto. Usar <text:span text:style-name="Example">[^:][^:]*</text:span> como solución no ayuda porque no coincidirá con una contraseña inexistente, y en su lugar borrará el tercer campo, ¡que es el ID del usuario! En su lugar, tiene que utilizar el feo paréntesis</text:p>
      <text:p text:style-name="P23">sed 's/^\([^:]*\):[^:]:/\1::/' <text:s/>&lt;/etc/passwd &gt;/etc/password.new</text:p>
      <text:p text:style-name="P42">También puedes añadir un carácter al primer patrón para que no coincida con el patrón nulo:</text:p>
      <text:p text:style-name="P23">sed 's/[^:]*:/:/2' <text:s/>&lt;/etc/passwd &gt;/etc/password.new</text:p>
      <text:p text:style-name="P42">El indicador de número no está restringido a un solo dígito. Puede ser cualquier número del <text:span text:style-name="Example">1</text:span> al <text:span text:style-name="Example">512</text:span>. Si quieres añadir dos puntos después del carácter <text:span text:style-name="Example">80</text:span> en cada línea, puedes escribir</text:p>
      <text:p text:style-name="P26">sed 's/./&amp;:/80' &lt;<text:span text:style-name="T39">viejo</text:span> &gt;n<text:span text:style-name="T39">uevo</text:span></text:p>
      <text:p text:style-name="P42">También puede hacerlo de la manera más difícil, utilizando 80 puntos:</text:p>
      <text:p text:style-name="P26">sed 's/^................................................................................/&amp;:/' &lt;<text:span text:style-name="T39">viejo</text:span> &gt;n<text:span text:style-name="T39">uevo</text:span></text:p>
      <text:h text:style-name="Heading_20_2" text:outline-level="2">Comandos múltiples</text:h>
      <text:p text:style-name="P46">Anteriormente, sólo he<text:span text:style-name="T40">mos</text:span> utilizado un comando de sustitución. Si necesitas hacer dos cambios, y no quieres leer el manual, puedes juntar varios comandos sed:</text:p>
      <text:p text:style-name="P26">sed 's/BEGIN/begin/' &lt;<text:span text:style-name="T40">viejo</text:span> | sed 's/END/end/' &gt;<text:span text:style-name="T40">nuevo</text:span></text:p>
      <text:p text:style-name="P46">Esto <text:span text:style-name="T40">tal vez sea ineficiente y exista una forma de hacerlo en una sola llamada a </text:span><text:span text:style-name="Example"><text:span text:style-name="T40">sed</text:span></text:span><text:span text:style-name="T40">, pero para mantener el apunte simple no lo trataremos aquí.</text:span></text:p>
      <text:h text:style-name="P9" text:outline-level="1">Conclusión</text:h>
      <text:p text:style-name="P31"><text:span text:style-name="T19">Las expresiones regulares son una herramienta sumamente poderosa, pero que muy rápidamente pueden </text:span><text:span text:style-name="T20">transformarse en bloques de símbolos difíciles de leer [1].</text:span></text:p>
      <text:p text:style-name="P30"><text:soft-page-break/>Esto no es un mensaje para dejar de utilizarlas, es simplemente una advertencia. De no abusar de esta poderosa herramienta .</text:p>
      <text:h text:style-name="P10" text:outline-level="1">Bibliografía</text:h>
      <text:list xml:id="list130558365" text:style-name="Bibliografia">
        <text:list-item>
          <text:p text:style-name="Bibliografía"><text:span text:style-name="T21">Regular expressions: Now you have two problems</text:span>. (2008, junio 27). Coding Horror. https://blog.codinghorror.com/regular-expressions-now-you-have-two-problems/</text:p>
        </text:list-item>
        <text:list-item>
          <text:p text:style-name="Bibliografía"><text:span text:style-name="T21">Sed, a stream editor</text:span>. (s. f.). Recuperado 7 de abril de 2022, de https://www.gnu.org/software/sed/manual/sed.html</text:p>
        </text:list-item>
        <text:list-item>
          <text:p text:style-name="Bibliografía"><text:span text:style-name="T21">The absolute bare minimum every programmer should know about regular expressions—I’m Mike</text:span>. (2009, febrero 9). http://web.archive.org/web/20090209182018/http://immike.net/blog/2007/04/06/the-absolute-bare-minimum-every-programmer-should-know-about-regular-expressions/</text:p>
        </text:list-item>
        <text:list-item>
          <text:p text:style-name="Bibliografía"><text:span text:style-name="T21">Top(GNU Grep 3.7)</text:span>. (s. f.). Recuperado 7 de abril de 2022, de https://www.gnu.org/software/grep/manual/html_node/index.html</text:p>
        </text:list-item>
        <text:list-item>
          <text:p text:style-name="Bibliografía"/>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fo:margin-top="0.25cm" fo:margin-bottom="0.499cm" style:contextual-spacing="false"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Figure" style:family="paragraph" style:parent-style-name="Caption" style:class="extra"/>
    <style:style style:name="Meme" style:family="paragraph" style:parent-style-name="Caption"/>
    <style:style style:name="Glosario" style:family="paragraph" style:parent-style-name="List_20_Heading">
      <style:text-properties fo:font-weight="bold"/>
    </style:style>
    <style:style style:name="Bibliografía" style:family="paragraph" style:parent-style-name="List_20_Contents" style:list-style-name="Bibliografi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Normal"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is" style:family="text">
      <style:text-properties fo:background-color="#cccccc"/>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ibliografia">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477b4b"/>
    </style:style>
    <style:style style:name="MP2" style:family="paragraph" style:parent-style-name="Footer">
      <style:text-properties officeooo:rsid="002ec0d7" officeooo:paragraph-rsid="00477b4b"/>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rsid="002ec0d7" officeooo:paragraph-rsid="006ae128"/>
    </style:style>
    <style:style style:name="MP6" style:family="paragraph" style:parent-style-name="Footer">
      <style:text-properties officeooo:paragraph-rsid="00307e24"/>
    </style:style>
    <style:style style:name="MT1" style:family="text">
      <style:text-properties officeooo:rsid="0017cc1f"/>
    </style:style>
    <style:style style:name="MT2" style:family="text">
      <style:text-properties style:font-name="Fabrikat" fo:font-size="13pt" officeooo:rsid="0017cc1f" style:font-size-asian="10.5pt"/>
    </style:style>
    <style:style style:name="MT3" style:family="text">
      <style:text-properties style:font-name="Fabrikat" fo:font-size="13pt" style:font-size-asian="10.5pt"/>
    </style:style>
    <style:style style:name="MT4" style:family="text">
      <style:text-properties style:font-name="Fabrikat" fo:font-size="13pt" officeooo:rsid="0012abe4" style:font-size-asian="10.5pt"/>
    </style:style>
    <style:style style:name="MT5" style:family="text">
      <style:text-properties officeooo:rsid="003b54cc"/>
    </style:style>
    <style:style style:name="MT6" style:family="text">
      <style:text-properties officeooo:rsid="0037e73e"/>
    </style:style>
    <style:style style:name="MT7" style:family="text"/>
    <style:style style:name="MT8" style:family="text">
      <style:text-properties officeooo:rsid="006ae128"/>
    </style:style>
    <style:style style:name="MT9" style:family="text">
      <style:text-properties style:font-name="Fabrikat" fo:font-size="13pt" officeooo:rsid="00176edb" style:font-size-asian="10.5pt"/>
    </style:style>
    <style:style style:name="MT10" style:family="text">
      <style:text-properties style:font-name="Fabrikat" fo:font-size="13pt" officeooo:rsid="000b2ba5" style:font-size-asian="10.5pt"/>
    </style:style>
    <style:style style:name="MT11" style:family="text">
      <style:text-properties officeooo:rsid="0012abe4"/>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3" fo:column-gap="1.101cm">
          <style:column style:rel-width="21845*" fo:start-indent="0cm" fo:end-indent="0.55cm"/>
          <style:column style:rel-width="21845*" fo:start-indent="0.55cm" fo:end-indent="0.55cm"/>
          <style:column style:rel-width="21845*" fo:start-indent="0.55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17"><draw:image xlink:href="Pictures/1000000100000500000000C83219F6C7E893AB6A.png" xlink:type="simple" xlink:show="embed" xlink:actuate="onLoad" draw:mime-type="image/png"/></draw:frame><text:tab/><text:tab/><text:span text:style-name="MT1">Introducción a la</text:span><text:span text:style-name="MT2">Ingeniería</text:span></text:p>
        <text:p text:style-name="MP2"><text:span text:style-name="MT3"><text:tab/><text:tab/></text:span><text:span text:style-name="MT2">en Computación </text:span><text:span text:style-name="MT4"><text:date style:data-style-name="N10107" text:date-value="2022-04-07T12:59:42.679000147">2022</text:date></text:span></text:p>
      </style:header>
      <style:footer>
        <text:p text:style-name="MP3"><text:span text:style-name="MT5">r</text:span><text:editing-cycles>34</text:editing-cycles><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18</text:page-number></text:span><text:span text:style-name="Fondo_20_Gris"><text:s/>de </text:span><text:span text:style-name="Fondo_20_Gris"><text:expression text:formula="ooow:page" office:value-type="float" office:value="0" style:data-style-name="N0">19</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Triptico" style:page-layout-name="Mpm7" draw:style-name="Mdp1"/>
    <style:master-page style:name="Envelope" style:page-layout-name="Mpm8" draw:style-name="Mdp1"/>
    <style:master-page style:name="Footnote" style:page-layout-name="Mpm9" draw:style-name="Mdp1"/>
    <style:master-page style:name="Endnote" style:page-layout-name="Mpm10"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8">Módulo 5</text:span></text:p>
        <text:p text:style-name="MP5"><text:span text:style-name="MT3"><text:tab/><text:tab/></text:span><text:span text:style-name="MT9">Curso de Ingreso </text:span><text:span text:style-name="MT10"><text:date style:data-style-name="N107" text:date-value="2022-04-07T12:59:42.680999860">2022</text:date></text:span></text:p>
      </style:header>
      <style:footer>
        <text:p text:style-name="MP6"><text:span text:style-name="MT5">r</text:span><text:editing-cycles>34</text:editing-cycles>/<text:span text:style-name="MT11"><text:date style:data-style-name="N10107" text:date-value="2022-04-07T12:59:42.680999860">2022</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7</text:expressio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ín René Vilugrón</meta:initial-creator>
    <meta:creation-date>2021-04-30T11:33:08.952206383</meta:creation-date>
    <dc:date>2022-04-07T12:59:42.457000000</dc:date>
    <dc:creator>Martín René Vilugron</dc:creator>
    <meta:editing-duration>PT1H56M14S</meta:editing-duration>
    <meta:editing-cycles>34</meta:editing-cycles>
    <meta:generator>LibreOffice/7.3.1.3$Windows_X86_64 LibreOffice_project/a69ca51ded25f3eefd52d7bf9a5fad8c90b87951</meta:generator>
    <meta:document-statistic meta:table-count="1" meta:image-count="2" meta:object-count="0" meta:page-count="19" meta:paragraph-count="314" meta:word-count="3902" meta:character-count="24063" meta:non-whitespace-character-count="20450"/>
  </office:meta>
</office:document-meta>
</file>